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43" manifest:media-type=""/>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0" manifest:media-type=""/>
  <manifest:file-entry manifest:full-path="ObjectReplacements/Object 6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meta.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0" style:family="paragraph" style:parent-style-name="Bibliography_20_1">
      <style:paragraph-properties>
        <style:tab-stops/>
      </style:paragraph-properties>
    </style:style>
    <style:style style:name="P21" style:family="paragraph" style:parent-style-name="Bibliography_20_Heading">
      <style:paragraph-properties fo:break-before="page"/>
    </style:style>
    <style:style style:name="P22" style:family="paragraph" style:parent-style-name="Tekst">
      <style:paragraph-properties fo:margin-left="0pt" fo:margin-right="0pt" fo:text-indent="0pt" style:auto-text-indent="false"/>
      <style:text-properties officeooo:rsid="00365d3a" officeooo:paragraph-rsid="00365d3a"/>
    </style:style>
    <style:style style:name="P23" style:family="paragraph" style:parent-style-name="Tekst">
      <style:paragraph-properties fo:margin-left="0pt" fo:margin-right="0pt" fo:text-indent="0pt" style:auto-text-indent="false"/>
      <style:text-properties officeooo:paragraph-rsid="0049ddb6"/>
    </style:style>
    <style:style style:name="P24" style:family="paragraph" style:parent-style-name="Tekst">
      <style:paragraph-properties fo:margin-left="0pt" fo:margin-right="0pt" fo:text-indent="0pt" style:auto-text-indent="false"/>
      <style:text-properties officeooo:paragraph-rsid="004b9067"/>
    </style:style>
    <style:style style:name="P25" style:family="paragraph" style:parent-style-name="równanie">
      <style:paragraph-properties fo:margin-left="0pt" fo:margin-right="0pt" fo:text-indent="0pt" style:auto-text-indent="false"/>
    </style:style>
    <style:style style:name="P26" style:family="paragraph" style:parent-style-name="Tekst">
      <style:paragraph-properties fo:margin-left="0pt" fo:margin-right="0pt" fo:text-indent="0pt" style:auto-text-indent="false"/>
      <style:text-properties officeooo:rsid="005f80b5" officeooo:paragraph-rsid="005f80b5"/>
    </style:style>
    <style:style style:name="P27" style:family="paragraph" style:parent-style-name="Tekst">
      <style:text-properties officeooo:rsid="005f80b5" officeooo:paragraph-rsid="005fceb8"/>
    </style:style>
    <style:style style:name="P28" style:family="paragraph" style:parent-style-name="Tekst">
      <style:paragraph-properties fo:margin-left="0pt" fo:margin-right="0pt" fo:text-indent="0pt" style:auto-text-indent="false"/>
      <style:text-properties officeooo:rsid="004b9067" officeooo:paragraph-rsid="004b9067"/>
    </style:style>
    <style:style style:name="P29" style:family="paragraph" style:parent-style-name="Tekst">
      <style:paragraph-properties fo:margin-left="0pt" fo:margin-right="0pt" fo:text-indent="0pt" style:auto-text-indent="false"/>
      <style:text-properties officeooo:rsid="004ecfd2" officeooo:paragraph-rsid="004ecfd2"/>
    </style:style>
    <style:style style:name="P30" style:family="paragraph" style:parent-style-name="Tekst">
      <style:paragraph-properties fo:margin-left="0pt" fo:margin-right="0pt" fo:text-indent="0pt" style:auto-text-indent="false"/>
      <style:text-properties officeooo:paragraph-rsid="004ecfd2"/>
    </style:style>
    <style:style style:name="P31" style:family="paragraph" style:parent-style-name="Tekst">
      <style:text-properties officeooo:rsid="00294a2a" officeooo:paragraph-rsid="00294a2a"/>
    </style:style>
    <style:style style:name="P32" style:family="paragraph" style:parent-style-name="Tekst">
      <style:paragraph-properties fo:margin-left="0pt" fo:margin-right="0pt" fo:text-indent="0pt" style:auto-text-indent="false"/>
      <style:text-properties officeooo:rsid="00544330" officeooo:paragraph-rsid="005f1390"/>
    </style:style>
    <style:style style:name="P33" style:family="paragraph" style:parent-style-name="Tekst">
      <style:paragraph-properties fo:margin-left="0pt" fo:margin-right="0pt" fo:text-indent="0pt" style:auto-text-indent="false"/>
      <style:text-properties officeooo:paragraph-rsid="005fceb8"/>
    </style:style>
    <style:style style:name="P34" style:family="paragraph" style:parent-style-name="równanie">
      <style:paragraph-properties fo:margin-left="0pt" fo:margin-right="0pt" fo:text-indent="0pt" style:auto-text-indent="false"/>
      <style:text-properties officeooo:paragraph-rsid="005fceb8"/>
    </style:style>
    <style:style style:name="P35" style:family="paragraph" style:parent-style-name="Tekst">
      <style:paragraph-properties fo:margin-left="0pt" fo:margin-right="0pt" fo:text-indent="0pt" style:auto-text-indent="false"/>
      <style:text-properties officeooo:rsid="006153a3" officeooo:paragraph-rsid="006153a3"/>
    </style:style>
    <style:style style:name="P36" style:family="paragraph" style:parent-style-name="Tekst">
      <style:paragraph-properties fo:margin-left="0pt" fo:margin-right="0pt" fo:text-indent="0pt" style:auto-text-indent="false"/>
      <style:text-properties officeooo:rsid="006153a3" officeooo:paragraph-rsid="006285da"/>
    </style:style>
    <style:style style:name="P37" style:family="paragraph" style:parent-style-name="Tekst">
      <style:paragraph-properties fo:margin-left="0pt" fo:margin-right="0pt" fo:text-indent="0pt" style:auto-text-indent="false"/>
      <style:text-properties officeooo:rsid="006153a3" officeooo:paragraph-rsid="0062b2ae"/>
    </style:style>
    <style:style style:name="P38" style:family="paragraph" style:parent-style-name="równanie">
      <style:paragraph-properties fo:margin-left="0pt" fo:margin-right="0pt" fo:text-indent="0pt" style:auto-text-indent="false"/>
      <style:text-properties officeooo:paragraph-rsid="00505992"/>
    </style:style>
    <style:style style:name="P39" style:family="paragraph" style:parent-style-name="Podtytul">
      <style:text-properties officeooo:rsid="002ecb5f" officeooo:paragraph-rsid="002ecb5f"/>
    </style:style>
    <style:style style:name="P40" style:family="paragraph" style:parent-style-name="Podtytul">
      <style:text-properties officeooo:rsid="00211025" officeooo:paragraph-rsid="00211025"/>
    </style:style>
    <style:style style:name="P41" style:family="paragraph" style:parent-style-name="Podtytul">
      <style:text-properties officeooo:paragraph-rsid="00294a2a"/>
    </style:style>
    <style:style style:name="P42" style:family="paragraph" style:parent-style-name="Punkt_20_podrozdzialu">
      <style:text-properties officeooo:rsid="002ecb5f" officeooo:paragraph-rsid="002ecb5f"/>
    </style:style>
    <style:style style:name="P43" style:family="paragraph" style:parent-style-name="Punkt_20_podrozdzialu">
      <style:text-properties officeooo:rsid="00505992" officeooo:paragraph-rsid="00505992"/>
    </style:style>
    <style:style style:name="P44" style:family="paragraph" style:parent-style-name="Punkt_20_podrozdzialu">
      <style:text-properties fo:font-weight="normal" officeooo:rsid="0051c588" officeooo:paragraph-rsid="0051c588" style:font-weight-asian="normal" style:font-weight-complex="normal"/>
    </style:style>
    <style:style style:name="P45" style:family="paragraph" style:parent-style-name="Punkt_20_podrozdzialu">
      <style:text-properties officeooo:rsid="005f80b5" officeooo:paragraph-rsid="005f80b5"/>
    </style:style>
    <style:style style:name="P46" style:family="paragraph" style:parent-style-name="Standard" style:master-page-name="Title">
      <style:paragraph-properties fo:margin-top="0pt" fo:margin-bottom="0pt" style:contextual-spacing="false" fo:line-height="150%" style:page-number="auto"/>
      <style:text-properties fo:font-size="10pt" officeooo:rsid="0014522a" officeooo:paragraph-rsid="0014522a" style:font-size-asian="8.75pt" style:font-size-complex="10pt"/>
    </style:style>
    <style:style style:name="P47" style:family="paragraph" style:parent-style-name="Tekst" style:list-style-name="Numbering_20_123">
      <style:text-properties officeooo:rsid="0027fee0" officeooo:paragraph-rsid="0027fee0"/>
    </style:style>
    <style:style style:name="P48" style:family="paragraph" style:parent-style-name="Tekst" style:list-style-name="L1">
      <style:text-properties officeooo:rsid="0062b2ae" officeooo:paragraph-rsid="0062b2ae"/>
    </style:style>
    <style:style style:name="P49" style:family="paragraph" style:parent-style-name="Tekst">
      <style:paragraph-properties fo:margin-left="0pt" fo:margin-right="0pt" fo:text-indent="0pt" style:auto-text-indent="false"/>
      <style:text-properties officeooo:rsid="0062b2ae" officeooo:paragraph-rsid="0062b2ae"/>
    </style:style>
    <style:style style:name="P50" style:family="paragraph" style:parent-style-name="Tekst">
      <style:paragraph-properties fo:margin-left="0pt" fo:margin-right="0pt" fo:text-indent="0pt" style:auto-text-indent="false"/>
      <style:text-properties officeooo:rsid="00655d30" officeooo:paragraph-rsid="00655d30"/>
    </style:style>
    <style:style style:name="P51" style:family="paragraph" style:parent-style-name="Tekst">
      <style:paragraph-properties fo:margin-left="0pt" fo:margin-right="0pt" fo:text-indent="0pt" style:auto-text-indent="false"/>
      <style:text-properties officeooo:rsid="00669afc" officeooo:paragraph-rsid="00669afc"/>
    </style:style>
    <style:style style:name="P52" style:family="paragraph" style:parent-style-name="Tekst" style:list-style-name="L2">
      <style:text-properties officeooo:rsid="0066f79f" officeooo:paragraph-rsid="0066f79f"/>
    </style:style>
    <style:style style:name="P53" style:family="paragraph" style:parent-style-name="Tekst">
      <style:paragraph-properties fo:margin-left="0pt" fo:margin-right="0pt" fo:text-indent="0pt" style:auto-text-indent="false"/>
      <style:text-properties officeooo:rsid="0066f79f" officeooo:paragraph-rsid="0066f79f"/>
    </style:style>
    <style:style style:name="P54" style:family="paragraph" style:parent-style-name="Tekst">
      <style:paragraph-properties fo:margin-left="0pt" fo:margin-right="0pt" fo:text-indent="0pt" style:auto-text-indent="false"/>
      <style:text-properties officeooo:rsid="0068ca86" officeooo:paragraph-rsid="0068ca86"/>
    </style:style>
    <style:style style:name="P55" style:family="paragraph" style:parent-style-name="Tekst" style:list-style-name="L1">
      <style:text-properties officeooo:rsid="0068ca86" officeooo:paragraph-rsid="0068ca86"/>
    </style:style>
    <style:style style:name="P56" style:family="paragraph" style:parent-style-name="Tekst">
      <style:paragraph-properties fo:margin-left="0pt" fo:margin-right="0pt" fo:text-indent="0pt" style:auto-text-indent="false"/>
      <style:text-properties officeooo:rsid="00696ab4" officeooo:paragraph-rsid="006a9247"/>
    </style:style>
    <style:style style:name="P57" style:family="paragraph" style:parent-style-name="Tekst">
      <style:paragraph-properties fo:margin-left="0pt" fo:margin-right="0pt" fo:text-indent="0pt" style:auto-text-indent="false"/>
      <style:text-properties officeooo:rsid="006a9247" officeooo:paragraph-rsid="006a9247"/>
    </style:style>
    <style:style style:name="P58"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9"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0" style:family="paragraph" style:parent-style-name="Tytul_20_rozdzialu">
      <style:text-properties officeooo:rsid="002ecb5f" officeooo:paragraph-rsid="002ecb5f"/>
    </style:style>
    <style:style style:name="P61" style:family="paragraph" style:parent-style-name="Tytul_20_rozdzialu">
      <style:text-properties officeooo:rsid="00211025" officeooo:paragraph-rsid="00211025"/>
    </style:style>
    <style:style style:name="P62" style:family="paragraph" style:parent-style-name="równanie">
      <style:paragraph-properties fo:margin-left="0pt" fo:margin-right="0pt" fo:text-indent="0pt" style:auto-text-indent="false"/>
      <style:text-properties officeooo:rsid="00655d30" officeooo:paragraph-rsid="00655d30"/>
    </style:style>
    <style:style style:name="P63" style:family="paragraph" style:parent-style-name="równanie">
      <style:paragraph-properties fo:margin-left="0pt" fo:margin-right="0pt" fo:text-indent="0pt" style:auto-text-indent="false"/>
    </style:style>
    <style:style style:name="P64"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officeooo:rsid="004b9067"/>
    </style:style>
    <style:style style:name="T38" style:family="text">
      <style:text-properties officeooo:rsid="004ecfd2"/>
    </style:style>
    <style:style style:name="T39" style:family="text">
      <style:text-properties officeooo:rsid="004f4dc9"/>
    </style:style>
    <style:style style:name="T40" style:family="text">
      <style:text-properties officeooo:rsid="00505992"/>
    </style:style>
    <style:style style:name="T41" style:family="text">
      <style:text-properties officeooo:rsid="0051c588"/>
    </style:style>
    <style:style style:name="T42" style:family="text">
      <style:text-properties officeooo:rsid="0052fa1d"/>
    </style:style>
    <style:style style:name="T43" style:family="text">
      <style:text-properties officeooo:rsid="005318f0"/>
    </style:style>
    <style:style style:name="T44" style:family="text">
      <style:text-properties officeooo:rsid="00537068"/>
    </style:style>
    <style:style style:name="T45" style:family="text">
      <style:text-properties officeooo:rsid="00544330"/>
    </style:style>
    <style:style style:name="T46" style:family="text">
      <style:text-properties officeooo:rsid="0055ab26"/>
    </style:style>
    <style:style style:name="T47" style:family="text">
      <style:text-properties fo:font-style="italic" officeooo:rsid="0055ab26" style:font-style-asian="italic" style:font-style-complex="italic"/>
    </style:style>
    <style:style style:name="T48" style:family="text">
      <style:text-properties fo:font-style="normal" officeooo:rsid="0055ab26" style:font-style-asian="normal" style:font-style-complex="normal"/>
    </style:style>
    <style:style style:name="T49" style:family="text">
      <style:text-properties fo:font-style="normal" officeooo:rsid="005a9b2b" style:font-style-asian="normal" style:font-style-complex="normal"/>
    </style:style>
    <style:style style:name="T50" style:family="text">
      <style:text-properties fo:font-style="normal" officeooo:rsid="005c5377" style:font-style-asian="normal" style:font-style-complex="normal"/>
    </style:style>
    <style:style style:name="T51" style:family="text">
      <style:text-properties fo:font-style="normal" officeooo:rsid="005f1390" style:font-style-asian="normal" style:font-style-complex="normal"/>
    </style:style>
    <style:style style:name="T52" style:family="text">
      <style:text-properties fo:font-style="normal" officeooo:rsid="004ecfd2" style:font-style-asian="normal" style:font-style-complex="normal"/>
    </style:style>
    <style:style style:name="T53" style:family="text">
      <style:text-properties fo:font-style="normal" officeooo:rsid="00655d30" style:font-style-asian="normal" style:font-style-complex="normal"/>
    </style:style>
    <style:style style:name="T54" style:family="text">
      <style:text-properties officeooo:rsid="0057a36e"/>
    </style:style>
    <style:style style:name="T55" style:family="text">
      <style:text-properties officeooo:rsid="00598dc4"/>
    </style:style>
    <style:style style:name="T56" style:family="text">
      <style:text-properties officeooo:rsid="005c5377"/>
    </style:style>
    <style:style style:name="T57" style:family="text">
      <style:text-properties officeooo:rsid="005fceb8"/>
    </style:style>
    <style:style style:name="T58" style:family="text">
      <style:text-properties officeooo:rsid="006153a3"/>
    </style:style>
    <style:style style:name="T59" style:family="text">
      <style:text-properties officeooo:rsid="006285da"/>
    </style:style>
    <style:style style:name="T60" style:family="text">
      <style:text-properties officeooo:rsid="0062b2ae"/>
    </style:style>
    <style:style style:name="T61" style:family="text">
      <style:text-properties officeooo:rsid="00635dac"/>
    </style:style>
    <style:style style:name="T62" style:family="text">
      <style:text-properties officeooo:rsid="00655d30"/>
    </style:style>
    <style:style style:name="T63" style:family="text">
      <style:text-properties fo:font-weight="bold" style:font-weight-asian="bold" style:font-weight-complex="bold"/>
    </style:style>
    <style:style style:name="T64" style:family="text">
      <style:text-properties officeooo:rsid="0068ca86"/>
    </style:style>
    <style:style style:name="T65" style:family="text">
      <style:text-properties officeooo:rsid="00691750"/>
    </style:style>
    <style:style style:name="T66" style:family="text">
      <style:text-properties officeooo:rsid="006a9247"/>
    </style:style>
    <style:style style:name="T67" style:family="text">
      <style:text-properties officeooo:rsid="006c4b54"/>
    </style:style>
    <style:style style:name="T6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4"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0" text:outline-level="1"><text:soft-page-break/>WSTĘP i Cel pracy</text:h>
      <text:h text:style-name="P39" text:outline-level="2">Wprowadzenie</text:h>
      <text:h text:style-name="P42" text:outline-level="3" text:is-list-header="true"/>
      <text:h text:style-name="P39"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39" text:outline-level="2">Struktura pracy </text:h>
      <text:p text:style-name="P3"/>
      <text:p text:style-name="P3"/>
      <text:p text:style-name="P3"/>
      <text:p text:style-name="P3"/>
      <text:p text:style-name="P3"/>
      <text:p text:style-name="P3"/>
      <text:p text:style-name="P3"/>
      <text:p text:style-name="P3"/>
      <text:p text:style-name="P19"/>
      <text:h text:style-name="P61" text:outline-level="1"><text:soft-page-break/>MODEL MATEMATYCZNY DRONA</text:h>
      <text:h text:style-name="P40"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64"><text:span text:style-name="T68">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ćią, a dokładnością. </text:span></text:p>
      <text:p text:style-name="P7"><text:tab/>Poniższa praca wykorzystuje modele matematyczne drona o różnym stopniu złożoności <text:s/>i przeznaczeniu do kilku różnych celów:</text:p>
      <text:p text:style-name="P7"/>
      <text:list xml:id="list4159929673" text:style-name="Numbering_20_123">
        <text:list-item>
          <text:p text:style-name="P47">symulacja modelu drona na platformie PC,</text:p>
        </text:list-item>
        <text:list-item>
          <text:p text:style-name="P47">analiza właściwości systemu w celu przygotowania systemu sterowania,</text:p>
        </text:list-item>
        <text:list-item>
          <text:p text:style-name="P47">predykcja trajektorii w celu dobrania optymalnego sterowania <text:span text:style-name="T6">w czasie działania.</text:span></text:p>
        </text:list-item>
      </text:list>
      <text:p text:style-name="P9"/>
      <text:p text:style-name="P22">Kolejny podrozdział zawiera wyprowadzenie podstawowego modelu poznawczego. W podrozdziale 2.3. model ten został rozszerzony o model obciążenia podwieszonego do drona na linie. </text:p>
      <text:h text:style-name="P41" text:outline-level="2"><text:span text:style-name="T6">Model </text:span><text:span text:style-name="T10">poznawcz</text:span><text:span text:style-name="T16">y/symulacyjny</text:span></text:h>
      <text:h text:style-name="P43" text:outline-level="3">Motywacja</text:h>
      <text:p text:style-name="P31">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ext:span><text:soft-page-break/><text:span text:style-name="T7">typu mogą być czasochłonne i kosztowne. Z tego względu w pierwszej kolejnosci przeprowadza się </text:span><text:span text:style-name="T40">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43"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64"><text:span text:style-name="T68">Powtorzenie nazywa się</text:span></text:p><text:p text:style-name="P64"><text:span text:style-name="T68"/></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64"><text:span text:style-name="T68">Zmienne wejściowe, zmienne stanu, zmienne wyjściowe</text:span></text:p><text:p text:style-name="P64"><text:span text:style-name="T68"/></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64"><text:span text:style-name="T68">Spacje w równaniu</text:span></text:p></office:annotation><text:span text:style-name="T10"><draw:frame draw:style-name="fr4"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3"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3"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2"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2"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2"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5"><draw:frame draw:style-name="fr2" draw:name="Object7" text:anchor-type="as-char" svg:y="-25.99pt" svg:width="61.14pt" svg:height="46.01pt" draw:z-index="9"><draw:object xlink:href="./Object 7" xlink:type="simple" xlink:show="embed" xlink:actuate="onLoad"/><draw:image xlink:href="./ObjectReplacements/Object 7" xlink:type="simple" xlink:show="embed" xlink:actuate="onLoad"/></draw:frame><text:s/><text:span text:style-name="T26">(x.x)</text:span></text:p>
      <text:p text:style-name="P25"><draw:frame draw:style-name="fr2" draw:name="Object8" text:anchor-type="as-char" svg:y="-28.06pt" svg:width="63.3pt" svg:height="51.9pt" draw:z-index="10"><draw:object xlink:href="./Object 8" xlink:type="simple" xlink:show="embed" xlink:actuate="onLoad"/><draw:image xlink:href="./ObjectReplacements/Object 8" xlink:type="simple" xlink:show="embed" xlink:actuate="onLoad"/></draw:frame><text:span text:style-name="T26">(x.x)</text:span></text:p>
      <text:p text:style-name="P38"><text:soft-page-break/><draw:frame draw:style-name="fr2"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38"><draw:frame draw:style-name="fr2"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38"/>
      <text:h text:style-name="P43" text:outline-level="3">Układy odniesienia</text:h>
      <text:p text:style-name="P17"><text:tab/>Wyprowadzenie opisu dynamiki<text:span text:style-name="T41"> obiektu będącego przedmiotem zainteresowań</text:span> w postaci modelu matematycznego wymaga <text:span text:style-name="T25">określenia układu odniesienia. </text:span><text:span text:style-name="T42">W przypadku obiektów, które można </text:span><text:span text:style-name="T43">reprezentować w przybliżeniu </text:span><text:span text:style-name="T42">jako bryłę sztywną wygodnie jest zdefiniować</text:span><text:span text:style-name="T41"> </text:span><text:span text:style-name="T42">dwa układy odniesienia. Jeden z układów definuje się jako układ nieruchomy, reprezentujący przestrzeń, w której obiekt się porusza. </text:span><text:span text:style-name="T43">Drugi układ </text:span><text:span text:style-name="T55">zdefiniowany jest natomiast</text:span><text:span text:style-name="T54"> jako układ ruchomy </text:span><text:span text:style-name="T55">i służy do </text:span><text:span text:style-name="T43">reprezentacji opisywanego obiektu.</text:span><text:span text:style-name="T54"> </text:span><text:span text:style-name="T43">Orientację tego </text:span><text:span text:style-name="T55">układu </text:span><text:span text:style-name="T43">odniesienia względem układu nieruchomego interpretuje się jako orientację obiektu w rozważanej przestrzeni. </text:span><text:span text:style-name="T55">Należy podkreślić, że o</text:span><text:span text:style-name="T54">rientacja układu</text:span><text:span text:style-name="T43"> </text:span><text:span text:style-name="T54">nieruchome</text:span><text:span text:style-name="T55">go odpowiada nominalnej orientacji układu ruchomego, w której zmienne </text:span><text:span text:style-name="T45"><draw:frame draw:style-name="fr2" draw:name="Object30" text:anchor-type="as-char" svg:y="-10.69pt" svg:width="12.84pt" svg:height="13.24pt" draw:z-index="11"><draw:object xlink:href="./Object 30" xlink:type="simple" xlink:show="embed" xlink:actuate="onLoad"/><draw:image xlink:href="./ObjectReplacements/Object 30" xlink:type="simple" xlink:show="embed" xlink:actuate="onLoad"/><svg:desc>formula</svg:desc></draw:frame></text:span><text:span text:style-name="T45">, </text:span><text:span text:style-name="T45"><draw:frame draw:style-name="fr2" draw:name="Object31" text:anchor-type="as-char" svg:y="-10.69pt" svg:width="11.91pt" svg:height="13.24pt" draw:z-index="27"><draw:object xlink:href="./Object 31" xlink:type="simple" xlink:show="embed" xlink:actuate="onLoad"/><draw:image xlink:href="./ObjectReplacements/Object 31" xlink:type="simple" xlink:show="embed" xlink:actuate="onLoad"/><svg:desc>formula</svg:desc></draw:frame></text:span><text:span text:style-name="T45">, </text:span><text:span text:style-name="T45"><draw:frame draw:style-name="fr2" draw:name="Object32" text:anchor-type="as-char" svg:y="-10.69pt" svg:width="13.89pt" svg:height="13.24pt" draw:z-index="29"><draw:object xlink:href="./Object 32" xlink:type="simple" xlink:show="embed" xlink:actuate="onLoad"/><draw:image xlink:href="./ObjectReplacements/Object 32" xlink:type="simple" xlink:show="embed" xlink:actuate="onLoad"/><svg:desc>formula</svg:desc></draw:frame></text:span><text:span text:style-name="T55">przyjmują wartości zero.</text:span><text:span text:style-name="T43">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1"><text:tab/></text:span><text:span text:style-name="T43">W poniższej pracy </text:span><text:span text:style-name="T44">układ ruchomy powiązano z dronem. </text:span><text:span text:style-name="T42">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64"><text:span text:style-name="T68">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4"/>
      <text:p text:style-name="P18">Rys. x. </text:p>
      <text:h text:style-name="P44" text:outline-level="3">Transformacja wektorów pomiędzy układami odniesienia</text:h>
      <text:p text:style-name="P15"><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5"><text:soft-page-break/><draw:frame draw:style-name="fr2" draw:name="Object12" text:anchor-type="as-char" svg:y="-26.79pt" svg:width="154.6pt" svg:height="48.44pt" draw:z-index="12"><draw:object xlink:href="./Object 13" xlink:type="simple" xlink:show="embed" xlink:actuate="onLoad"/><draw:image xlink:href="./ObjectReplacements/Object 13" xlink:type="simple" xlink:show="embed" xlink:actuate="onLoad"/></draw:frame></text:p>
      <text:p text:style-name="P25"><draw:frame draw:style-name="fr2" draw:name="Object13" text:anchor-type="as-char" svg:y="-26.96pt" svg:width="150.46pt" svg:height="48.44pt" draw:z-index="13"><draw:object xlink:href="./Object 12" xlink:type="simple" xlink:show="embed" xlink:actuate="onLoad"/><draw:image xlink:href="./ObjectReplacements/Object 12" xlink:type="simple" xlink:show="embed" xlink:actuate="onLoad"/><svg:desc>formula</svg:desc></draw:frame></text:p>
      <text:p text:style-name="P25"><draw:frame draw:style-name="fr2" draw:name="Object14" text:anchor-type="as-char" svg:y="-27.41pt" svg:width="156.16pt" svg:height="48.44pt" draw:z-index="14"><draw:object xlink:href="./Object 14" xlink:type="simple" xlink:show="embed" xlink:actuate="onLoad"/><draw:image xlink:href="./ObjectReplacements/Object 14" xlink:type="simple" xlink:show="embed" xlink:actuate="onLoad"/><svg:desc>formula</svg:desc></draw:frame></text:p>
      <text:p text:style-name="P23"><text:span text:style-name="T34">gdzie </text:span><text:span text:style-name="T34"><draw:frame draw:style-name="fr2" draw:name="Object15" text:anchor-type="as-char" svg:y="-10.69pt" svg:width="16.89pt" svg:height="15.05pt" draw:z-index="15"><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64"><text:span text:style-name="T68">Poprawić notację, dodać wymiar</text:span></text:p><text:p text:style-name="P64"><text:span text:style-name="T68"/></text:p></office:annotation> <text:span text:style-name="T32">macierz reprezentująca rotację w i-tej osi.</text:span><office:annotation-end office:name="__Annotation__840_4235539540"/></text:p>
      <text:p text:style-name="P24"><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2" draw:name="Object16" text:anchor-type="as-char" svg:y="-10.94pt" svg:width="35.69pt" svg:height="15.36pt" draw:z-index="16"><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2" draw:name="Object17" text:anchor-type="as-char" svg:y="-10.94pt" svg:width="35.21pt" svg:height="15.36pt" draw:z-index="17"><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2" draw:name="Object18" text:anchor-type="as-char" svg:y="-10.94pt" svg:width="36.26pt" svg:height="15.36pt" draw:z-index="18"><draw:object xlink:href="./Object 18" xlink:type="simple" xlink:show="embed" xlink:actuate="onLoad"/><draw:image xlink:href="./ObjectReplacements/Object 18" xlink:type="simple" xlink:show="embed" xlink:actuate="onLoad"/></draw:frame></text:span><text:span text:style-name="T34"><text:s/>(x. x)</text:span></text:p>
      <text:p text:style-name="P25"><draw:frame draw:style-name="fr2" draw:name="Object19" text:anchor-type="as-char" svg:y="-27.61pt" svg:width="414.85pt" svg:height="49.75pt" draw:z-index="19"><draw:object xlink:href="./Object 19" xlink:type="simple" xlink:show="embed" xlink:actuate="onLoad"/><draw:image xlink:href="./ObjectReplacements/Object 19" xlink:type="simple" xlink:show="embed" xlink:actuate="onLoad"/></draw:frame><text:span text:style-name="T37">(x. x)</text:span></text:p>
      <text:p text:style-name="P28">gdzie <draw:frame draw:style-name="fr2" draw:name="Object20" text:anchor-type="as-char" svg:y="-12.39pt" svg:width="45.81pt" svg:height="14.94pt" draw:z-index="20"><draw:object xlink:href="./Object 20" xlink:type="simple" xlink:show="embed" xlink:actuate="onLoad"/><draw:image xlink:href="./ObjectReplacements/Object 20" xlink:type="simple" xlink:show="embed" xlink:actuate="onLoad"/></draw:frame>— <text:s/>wynikowa macierz rotacji, <draw:frame draw:style-name="fr2" draw:name="Object45" text:anchor-type="as-char" svg:y="-10.94pt" svg:width="25.14pt" svg:height="14.4pt" draw:z-index="32"><draw:object xlink:href="./Object 45" xlink:type="simple" xlink:show="embed" xlink:actuate="onLoad"/><draw:image xlink:href="./ObjectReplacements/Object 45" xlink:type="simple" xlink:show="embed" xlink:actuate="onLoad"/></draw:frame>- <text:span text:style-name="T58">funkcja sinus,</text:span> <draw:frame draw:style-name="fr2" draw:name="Object44" text:anchor-type="as-char" svg:y="-10.94pt" svg:width="25.85pt" svg:height="14.4pt" draw:z-index="38"><draw:object xlink:href="./Object 44" xlink:type="simple" xlink:show="embed" xlink:actuate="onLoad"/><draw:image xlink:href="./ObjectReplacements/Object 44" xlink:type="simple" xlink:show="embed" xlink:actuate="onLoad"/></draw:frame>- <text:span text:style-name="T58">funkcja cosinus.</text:span></text:p>
      <text:p text:style-name="P28"/>
      <text:p text:style-name="P30"><text:span text:style-name="T38">Operację rotacji pewnego wektora</text:span><office:annotation office:name="__Annotation__3172_750590735" loext:resolved="false"><dc:creator>Unknown Author</dc:creator><dc:date>2023-01-01T20:28:53.565263823</dc:date><text:p text:style-name="P64"><text:span text:style-name="T68">V oznacza prędkość – potencjalna niezgodność oznaczeń</text:span></text:p></office:annotation><text:span text:style-name="T38"><draw:frame draw:style-name="fr2" draw:name="Object21" text:anchor-type="as-char" svg:y="-10.69pt" svg:width="12.19pt" svg:height="13.24pt" draw:z-index="21"><draw:object xlink:href="./Object 21" xlink:type="simple" xlink:show="embed" xlink:actuate="onLoad"/><draw:image xlink:href="./ObjectReplacements/Object 21" xlink:type="simple" xlink:show="embed" xlink:actuate="onLoad"/></draw:frame></text:span><text:span text:style-name="T38">okr</text:span><office:annotation-end office:name="__Annotation__3172_750590735"/><text:span text:style-name="T38">eślonego w przestrzeni trójwymiarowej można przedstawić w postaci (x.x)</text:span></text:p>
      <text:p text:style-name="P25"><draw:frame draw:style-name="fr2" draw:name="Object22" text:anchor-type="as-char" svg:y="-10.69pt" svg:width="43.26pt" svg:height="13.24pt" draw:z-index="22"><draw:object xlink:href="./Object 22" xlink:type="simple" xlink:show="embed" xlink:actuate="onLoad"/><draw:image xlink:href="./ObjectReplacements/Object 22" xlink:type="simple" xlink:show="embed" xlink:actuate="onLoad"/></draw:frame>(x.x)</text:p>
      <text:p text:style-name="P29">gdzie <draw:frame draw:style-name="fr2" draw:name="Object23" text:anchor-type="as-char" svg:y="-12.39pt" svg:width="47.99pt" svg:height="14.94pt" draw:z-index="23"><draw:object xlink:href="./Object 23" xlink:type="simple" xlink:show="embed" xlink:actuate="onLoad"/><draw:image xlink:href="./ObjectReplacements/Object 23" xlink:type="simple" xlink:show="embed" xlink:actuate="onLoad"/></draw:frame>- wektor <text:span text:style-name="T56">prędkości </text:span><text:span text:style-name="T39">po transformacji, </text:span><draw:frame draw:style-name="fr2" draw:name="Object24" text:anchor-type="as-char" svg:y="-12.39pt" svg:width="43.51pt" svg:height="14.94pt" draw:z-index="24"><draw:object xlink:href="./Object 24" xlink:type="simple" xlink:show="embed" xlink:actuate="onLoad"/><draw:image xlink:href="./ObjectReplacements/Object 24" xlink:type="simple" xlink:show="embed" xlink:actuate="onLoad"/></draw:frame>- <text:span text:style-name="T39">wektor </text:span><text:span text:style-name="T56">prędkości</text:span><text:span text:style-name="T39"> przed transformacją.</text:span></text:p>
      <text:p text:style-name="P29"/>
      <text:p text:style-name="P32">Warto przypomieć, że zmienne <draw:frame draw:style-name="fr2" draw:name="Object27" text:anchor-type="as-char" svg:y="-10.69pt" svg:width="12.84pt" svg:height="13.24pt" draw:z-index="31"><draw:object xlink:href="./Object 27" xlink:type="simple" xlink:show="embed" xlink:actuate="onLoad"/><draw:image xlink:href="./ObjectReplacements/Object 27" xlink:type="simple" xlink:show="embed" xlink:actuate="onLoad"/></draw:frame>, <draw:frame draw:style-name="fr2" draw:name="Object25" text:anchor-type="as-char" svg:y="-10.69pt" svg:width="11.91pt" svg:height="13.24pt" draw:z-index="25"><draw:object xlink:href="./Object 25" xlink:type="simple" xlink:show="embed" xlink:actuate="onLoad"/><draw:image xlink:href="./ObjectReplacements/Object 25" xlink:type="simple" xlink:show="embed" xlink:actuate="onLoad"/></draw:frame>, <draw:frame draw:style-name="fr2" draw:name="Object26" text:anchor-type="as-char" svg:y="-10.69pt" svg:width="13.89pt" svg:height="13.24pt" draw:z-index="26"><draw:object xlink:href="./Object 26" xlink:type="simple" xlink:show="embed" xlink:actuate="onLoad"/><draw:image xlink:href="./ObjectReplacements/Object 26" xlink:type="simple" xlink:show="embed" xlink:actuate="onLoad"/></draw:frame><text:span text:style-name="T46">będące argumentami transformacji </text:span><text:span text:style-name="T46"><draw:frame draw:style-name="fr2" draw:name="Object28" text:anchor-type="as-char" svg:y="-10.69pt" svg:width="14.46pt" svg:height="13.24pt" draw:z-index="30"><draw:object xlink:href="./Object 28" xlink:type="simple" xlink:show="embed" xlink:actuate="onLoad"/><draw:image xlink:href="./ObjectReplacements/Object 28" xlink:type="simple" xlink:show="embed" xlink:actuate="onLoad"/></draw:frame></text:span><text:span text:style-name="T46"><text:s/>określają orientację drona w przestrzeni trójwymiarowej. Wiążąc ten fakt z definicjami układów odniesienia przedstawionymi w punkcie </text:span><text:span text:style-name="T47">2.2.3</text:span><text:span text:style-name="T48"> można wywnioskować, <text:s/>że macierz rotacji </text:span><text:span text:style-name="T48"><draw:frame draw:style-name="fr2" draw:name="Object29" text:anchor-type="as-char" svg:y="-10.69pt" svg:width="14.46pt" svg:height="13.24pt" draw:z-index="28"><draw:object xlink:href="./Object 29" xlink:type="simple" xlink:show="embed" xlink:actuate="onLoad"/><draw:image xlink:href="./ObjectReplacements/Object 29" xlink:type="simple" xlink:show="embed" xlink:actuate="onLoad"/><svg:desc>formula</svg:desc></draw:frame></text:span><text:span text:style-name="T48"><text:s/>opisuje zależność pomiędzy </text:span><text:span text:style-name="T50">wektorem </text:span><text:span text:style-name="T48">w układzie ruchomym, a odpowiadającą mu reprezentacją tego </text:span><text:span text:style-name="T49">wektora</text:span><text:span text:style-name="T48"> w układzie nieruchomym. </text:span><text:span text:style-name="T50">Zależność ta dotyczy wyłącznie </text:span><text:span text:style-name="T53">zmiany </text:span><text:span text:style-name="T50">orientacji wektora, co można uzasadnić </text:span><text:span text:style-name="T51">z wykorzystaniem równania </text:span><text:span text:style-name="T50">(x.x). </text:span><text:span text:style-name="T51">Oznacza ono, że wektor powstały w wyniku rotacji wektora </text:span><text:span text:style-name="T52"><draw:frame draw:style-name="fr2" draw:name="Object34" text:anchor-type="as-char" svg:y="-10.69pt" svg:width="12.19pt" svg:height="13.24pt" draw:z-index="33"><draw:object xlink:href="./Object 34" xlink:type="simple" xlink:show="embed" xlink:actuate="onLoad"/><draw:image xlink:href="./ObjectReplacements/Object 34" xlink:type="simple" xlink:show="embed" xlink:actuate="onLoad"/><svg:desc>formula</svg:desc></draw:frame></text:span><text:span text:style-name="T51">jest taki sam jak wektor powstały po </text:span><text:soft-page-break/><text:span text:style-name="T51">przemnożeniu wyniku rotacji wektora jednostkowego wskazującego kierunek wektora </text:span><text:span text:style-name="T52"><draw:frame draw:style-name="fr2" draw:name="Object35" text:anchor-type="as-char" svg:y="-10.69pt" svg:width="12.19pt" svg:height="13.24pt" draw:z-index="34"><draw:object xlink:href="./Object 35" xlink:type="simple" xlink:show="embed" xlink:actuate="onLoad"/><draw:image xlink:href="./ObjectReplacements/Object 35" xlink:type="simple" xlink:show="embed" xlink:actuate="onLoad"/><svg:desc>formula</svg:desc></draw:frame></text:span><text:span text:style-name="T51">przez długość tego wektora.</text:span></text:p>
      <text:p text:style-name="P34"><draw:frame draw:style-name="fr2" draw:name="Object33" text:anchor-type="as-char" svg:y="-17.55pt" svg:width="101.96pt" svg:height="28.86pt" draw:z-index="39"><draw:object xlink:href="./Object 33" xlink:type="simple" xlink:show="embed" xlink:actuate="onLoad"/><draw:image xlink:href="./ObjectReplacements/Object 33" xlink:type="simple" xlink:show="embed" xlink:actuate="onLoad"/></draw:frame>(x.x)</text:p>
      <text:h text:style-name="P45" text:outline-level="3">Równania opisujące dynamikę modelu</text:h>
      <text:p text:style-name="P27">Model matematyczny systemu dynamicznego można przedstawić <text:span text:style-name="T57">jako funkcję wektora zmiennych stanu </text:span><text:s/><draw:frame draw:style-name="fr2" draw:name="Object39" text:anchor-type="as-char" svg:y="-10.94pt" svg:width="26.84pt" svg:height="14.4pt" draw:z-index="43"><draw:object xlink:href="./Object 39" xlink:type="simple" xlink:show="embed" xlink:actuate="onLoad"/><draw:image xlink:href="./ObjectReplacements/Object 39" xlink:type="simple" xlink:show="embed" xlink:actuate="onLoad"/><svg:desc>formula</svg:desc></draw:frame><text:span text:style-name="T57">oraz wektora zmiennych wejściowych </text:span><draw:frame draw:style-name="fr2" draw:name="Object40" text:anchor-type="as-char" svg:y="-10.94pt" svg:width="26.84pt" svg:height="14.4pt" draw:z-index="44"><draw:object xlink:href="./Object 40" xlink:type="simple" xlink:show="embed" xlink:actuate="onLoad"/><draw:image xlink:href="./ObjectReplacements/Object 40" xlink:type="simple" xlink:show="embed" xlink:actuate="onLoad"/><svg:desc>formula</svg:desc></draw:frame>(x.x)</text:p>
      <text:p text:style-name="P25"><draw:frame draw:style-name="fr2" draw:name="Object36" text:anchor-type="as-char" svg:y="-19.76pt" svg:width="113.64pt" svg:height="30.44pt" draw:z-index="35"><draw:object xlink:href="./Object 36" xlink:type="simple" xlink:show="embed" xlink:actuate="onLoad"/><draw:image xlink:href="./ObjectReplacements/Object 36" xlink:type="simple" xlink:show="embed" xlink:actuate="onLoad"/></draw:frame>(x. x)</text:p>
      <text:p text:style-name="P26">gdzie <draw:frame draw:style-name="fr2" draw:name="Object37" text:anchor-type="as-char" svg:y="-10.94pt" svg:width="26.84pt" svg:height="14.4pt" draw:z-index="36"><draw:object xlink:href="./Object 37" xlink:type="simple" xlink:show="embed" xlink:actuate="onLoad"/><draw:image xlink:href="./ObjectReplacements/Object 37" xlink:type="simple" xlink:show="embed" xlink:actuate="onLoad"/></draw:frame>- wektor zmiennych stanu w chwili t, <draw:frame draw:style-name="fr2" draw:name="Object38" text:anchor-type="as-char" svg:y="-10.94pt" svg:width="26.84pt" svg:height="14.4pt" draw:z-index="37"><draw:object xlink:href="./Object 38" xlink:type="simple" xlink:show="embed" xlink:actuate="onLoad"/><draw:image xlink:href="./ObjectReplacements/Object 38" xlink:type="simple" xlink:show="embed" xlink:actuate="onLoad"/></draw:frame>- wektor zmiennych wejściowych w chwili t.</text:p>
      <text:p text:style-name="P26"/>
      <text:p text:style-name="P33"><office:annotation office:name="__Annotation__3305_750590735" loext:resolved="false"><dc:creator>Unknown Author</dc:creator><dc:date>2023-01-01T21:21:01.845237291</dc:date><text:p text:style-name="P64"><text:span text:style-name="T68">Uzależnić od czasu lub opisać</text:span></text:p></office:annotation><text:span text:style-name="T57">Zmienne stanu oraz zmienne wejściowe opisane w punkcie 2.2.2 można zapisać w formie wektorów (x.x) oraz (x.x)</text:span><office:annotation-end office:name="__Annotation__3305_750590735"/></text:p>
      <text:p text:style-name="równanie"><draw:frame draw:style-name="fr2"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57">(x.x)</text:span></text:p>
      <text:p text:style-name="równanie"><draw:frame draw:style-name="fr2"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57">(x.x)</text:span></text:p>
      <text:p text:style-name="P36">Podczas przedstawiania modelu przyjęto notację, w której kolejne elementy wektora indeksowane są z wykorzystaniem indeksu dolnego z numeracją od wartości 1. Oznacza to, że <text:s/>element oznaczony jako <draw:frame draw:style-name="fr2"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2"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36"/>
      <text:p text:style-name="P37"><text:tab/><text:span text:style-name="T59">Loty quadcopterem możliwe są dzięki wykorzystaniu czterech silników napędzających śmigła. </text:span><text:span text:style-name="T60">Ich obrót prowadzi </text:span><text:span text:style-name="T59">do powstania siły oporu powietrza oraz siły nośnej </text:span><text:span text:style-name="T60">na każdym z płatów śmigła</text:span><text:span text:style-name="T59">. Siły nośne skojarzone z poszczególnymi śmigłami </text:span><text:span text:style-name="T60">pozwalają unieść drona oraz wykonywać nim różne manewry. Wyprowadzając model przyjęto założenia:</text:span></text:p>
      <text:list xml:id="list1606937965" text:style-name="L1">
        <text:list-item>
          <text:p text:style-name="P48">siła wypadkowa oddziaływań związanych z pojedynczym śmigłem skupiona jest w osi obrotu napędzającego go silnika i skierowana jest w kierunku zgodnym z tą osią,</text:p>
        </text:list-item>
        <text:list-item>
          <text:p text:style-name="P55">kierunki osi obrotów poszczególnych silników zgodne są z kierunkiem osi OZ ruchomego układu współrzędnych, </text:p>
        </text:list-item>
        <text:list-item>
          <text:p text:style-name="P48">zależność pomiędzy prędkością obrotu śmigła, a <text:span text:style-name="T64">wartością generowanej siły</text:span> jest liniowa.</text:p>
        </text:list-item>
      </text:list>
      <text:p text:style-name="P49">Podczas wyodrębniania systemu z otoczenia <text:span text:style-name="T62">w punkcie 2.2.2 przyjęto</text:span>, że zmiennymi wejściowymi, sterującymi są prędkości obrotowe każdego z czterech śmigieł. Wiążąc równanie <text:soft-page-break/><text:span text:style-name="T61">(x. x) z założeniem 2. można przedstawić wektor sił wypadkowych generowanych przez kolejne śmigła jako (x. x) </text:span></text:p>
      <text:p text:style-name="P62"><draw:frame draw:style-name="fr1" draw:name="Object48" text:anchor-type="as-char" svg:y="-10.69pt" svg:width="46.86pt" svg:height="15.05pt" draw:z-index="46"><draw:object xlink:href="./Object 48" xlink:type="simple" xlink:show="embed" xlink:actuate="onLoad"/><draw:image xlink:href="./ObjectReplacements/Object 48" xlink:type="simple" xlink:show="embed" xlink:actuate="onLoad"/></draw:frame>(x.x)</text:p>
      <text:p text:style-name="P50">gdzie <draw:frame draw:style-name="fr1" draw:name="Object49" text:anchor-type="as-char" svg:y="-12.39pt" svg:width="50.29pt" svg:height="16.75pt" draw:z-index="48"><draw:object xlink:href="./Object 49" xlink:type="simple" xlink:show="embed" xlink:actuate="onLoad"/><draw:image xlink:href="./ObjectReplacements/Object 49" xlink:type="simple" xlink:show="embed" xlink:actuate="onLoad"/></draw:frame>- wektor <text:span text:style-name="T64">wartości </text:span>sił <text:span text:style-name="T64">generowanych przez kolejne pary silnik-śmigło</text:span>, <draw:frame draw:style-name="fr1" draw:name="Object47" text:anchor-type="as-char" svg:y="-12.39pt" svg:width="47.76pt" svg:height="14.94pt" draw:z-index="47"><draw:object xlink:href="./Object 47" xlink:type="simple" xlink:show="embed" xlink:actuate="onLoad"/><draw:image xlink:href="./ObjectReplacements/Object 47" xlink:type="simple" xlink:show="embed" xlink:actuate="onLoad"/></draw:frame>- macierz diagonalna współczynników przekształcających wektor prędkości obrotowych silników w odpowiadający im wektor <text:span text:style-name="T64">wartości </text:span>sił <draw:frame draw:style-name="fr1" draw:name="Object50" text:anchor-type="as-char" svg:y="-10.69pt" svg:width="18.6pt" svg:height="15.05pt" draw:z-index="49"><draw:object xlink:href="./Object 50" xlink:type="simple" xlink:show="embed" xlink:actuate="onLoad"/><draw:image xlink:href="./ObjectReplacements/Object 50" xlink:type="simple" xlink:show="embed" xlink:actuate="onLoad"/></draw:frame>.</text:p>
      <text:p text:style-name="P49"/>
      <text:p text:style-name="P58">### do przemyślenia</text:p>
      <text:p text:style-name="P59">Wykorzystując założenia 1. oraz 2. z uwzględnieniem wektor<text:span text:style-name="T65">a</text:span> wartości sił <text:span text:style-name="T22"><draw:frame draw:style-name="fr1" draw:name="Object57" text:anchor-type="as-char" svg:y="-10.69pt" svg:width="18.6pt" svg:height="15.05pt" draw:z-index="55"><draw:object xlink:href="./Object 57" xlink:type="simple" xlink:show="embed" xlink:actuate="onLoad"/><draw:image xlink:href="./ObjectReplacements/Object 57" xlink:type="simple" xlink:show="embed" xlink:actuate="onLoad"/></draw:frame></text:span>można zdefiniować wektor sił <text:span text:style-name="T22"><draw:frame draw:style-name="fr1" draw:name="Object58" text:anchor-type="as-char" svg:y="-12.56pt" svg:width="60.6pt" svg:height="15.14pt" draw:z-index="56"><draw:object xlink:href="./Object 58" xlink:type="simple" xlink:show="embed" xlink:actuate="onLoad"/><draw:image xlink:href="./ObjectReplacements/Object 58" xlink:type="simple" xlink:show="embed" xlink:actuate="onLoad"/></draw:frame></text:span><text:span text:style-name="T65">(x.x)</text:span></text:p>
      <text:p text:style-name="P58">### do przemyślenia</text:p>
      <text:p text:style-name="P58"/>
      <text:p text:style-name="P56">Wykorzystując założenia 1. oraz 2. z uwzględnieniem <text:span text:style-name="T64">wektor</text:span><text:span text:style-name="T65">a</text:span><text:span text:style-name="T64"> wartości sił wektor</text:span><text:span text:style-name="T65">a</text:span><text:span text:style-name="T64"> wartości sił </text:span><text:span text:style-name="T24"><draw:frame draw:style-name="fr1" draw:name="Object59" text:anchor-type="as-char" svg:y="-10.69pt" svg:width="18.6pt" svg:height="15.05pt" draw:z-index="57"><draw:object xlink:href="./Object 59" xlink:type="simple" xlink:show="embed" xlink:actuate="onLoad"/><draw:image xlink:href="./ObjectReplacements/Object 59" xlink:type="simple" xlink:show="embed" xlink:actuate="onLoad"/><svg:desc>formula</svg:desc></draw:frame></text:span><text:span text:style-name="T66">można zdefiniować cztery siły (x.x)</text:span></text:p>
      <text:p text:style-name="P56"/>
      <text:p text:style-name="P25"><draw:frame draw:style-name="fr1" draw:name="Object51" text:anchor-type="as-char" svg:y="-36.91pt" svg:width="76.56pt" svg:height="69.59pt" draw:z-index="58"><draw:object xlink:href="./Object 51" xlink:type="simple" xlink:show="embed" xlink:actuate="onLoad"/><draw:image xlink:href="./ObjectReplacements/Object 51" xlink:type="simple" xlink:show="embed" xlink:actuate="onLoad"/></draw:frame></text:p>
      <text:p text:style-name="P54"/>
      <text:p text:style-name="P57">gdzie <text:s/><text:span text:style-name="T63"><draw:frame draw:style-name="fr1" draw:name="Object63" text:anchor-type="as-char" svg:y="-12.39pt" svg:width="114.41pt" svg:height="16.75pt" draw:z-index="62"><draw:object xlink:href="./Object 63" xlink:type="simple" xlink:show="embed" xlink:actuate="onLoad"/><draw:image xlink:href="./ObjectReplacements/Object 63" xlink:type="simple" xlink:show="embed" xlink:actuate="onLoad"/></draw:frame></text:span><text:span text:style-name="T33">- </text:span><text:span text:style-name="T36">siły skojarzone z kolejnymi parami silnik-śmigło,</text:span><draw:frame draw:style-name="fr1" draw:name="Object60" text:anchor-type="as-char" svg:y="-10.69pt" svg:width="19.96pt" svg:height="15.05pt" draw:z-index="59"><draw:object xlink:href="./Object 60" xlink:type="simple" xlink:show="embed" xlink:actuate="onLoad"/><draw:image xlink:href="./ObjectReplacements/Object 60" xlink:type="simple" xlink:show="embed" xlink:actuate="onLoad"/></draw:frame>- i-ty element wektora <draw:frame draw:style-name="fr1" draw:name="Object61" text:anchor-type="as-char" svg:y="-10.69pt" svg:width="18.6pt" svg:height="15.05pt" draw:z-index="60"><draw:object xlink:href="./Object 61" xlink:type="simple" xlink:show="embed" xlink:actuate="onLoad"/><draw:image xlink:href="./ObjectReplacements/Object 61" xlink:type="simple" xlink:show="embed" xlink:actuate="onLoad"/></draw:frame>, <draw:frame draw:style-name="fr1" draw:name="Object62" text:anchor-type="as-char" svg:y="-12.39pt" svg:width="47.31pt" svg:height="16.75pt" draw:z-index="61"><draw:object xlink:href="./Object 62" xlink:type="simple" xlink:show="embed" xlink:actuate="onLoad"/><draw:image xlink:href="./ObjectReplacements/Object 62" xlink:type="simple" xlink:show="embed" xlink:actuate="onLoad"/></draw:frame>- <text:span text:style-name="T67">wektor jednostkowy wskazujący kierunek osi OZ ruchomego układu współrzędnych.</text:span></text:p>
      <text:p text:style-name="P57"/>
      <text:p text:style-name="P51">W celu uproszczenia analizy wpływu <text:span text:style-name="T66">sił <text:s/></text:span><text:span text:style-name="T66"><draw:frame draw:style-name="fr1" draw:name="Object64" text:anchor-type="as-char" svg:y="-10.69pt" svg:width="18.31pt" svg:height="15.05pt" draw:z-index="63"><draw:object xlink:href="./Object 64" xlink:type="simple" xlink:show="embed" xlink:actuate="onLoad"/><draw:image xlink:href="./ObjectReplacements/Object 64" xlink:type="simple" xlink:show="embed" xlink:actuate="onLoad"/></draw:frame></text:span><text:span text:style-name="T66">, </text:span><text:span text:style-name="T66"><draw:frame draw:style-name="fr1" draw:name="Object65" text:anchor-type="as-char" svg:y="-10.69pt" svg:width="18.4pt" svg:height="15.05pt" draw:z-index="64"><draw:object xlink:href="./Object 65" xlink:type="simple" xlink:show="embed" xlink:actuate="onLoad"/><draw:image xlink:href="./ObjectReplacements/Object 65" xlink:type="simple" xlink:show="embed" xlink:actuate="onLoad"/><svg:desc>formula</svg:desc></draw:frame></text:span><text:span text:style-name="T66">, </text:span><text:span text:style-name="T66"><draw:frame draw:style-name="fr1" draw:name="Object66" text:anchor-type="as-char" svg:y="-10.69pt" svg:width="18.51pt" svg:height="15.05pt" draw:z-index="65"><draw:object xlink:href="./Object 66" xlink:type="simple" xlink:show="embed" xlink:actuate="onLoad"/><draw:image xlink:href="./ObjectReplacements/Object 66" xlink:type="simple" xlink:show="embed" xlink:actuate="onLoad"/><svg:desc>formula</svg:desc></draw:frame></text:span><text:span text:style-name="T66">, </text:span><text:span text:style-name="T66"><draw:frame draw:style-name="fr1" draw:name="Object67" text:anchor-type="as-char" svg:y="-10.69pt" svg:width="18.79pt" svg:height="15.05pt" draw:z-index="66"><draw:object xlink:href="./Object 67" xlink:type="simple" xlink:show="embed" xlink:actuate="onLoad"/><draw:image xlink:href="./ObjectReplacements/Object 67" xlink:type="simple" xlink:show="embed" xlink:actuate="onLoad"/><svg:desc>formula</svg:desc></draw:frame></text:span><text:span text:style-name="T66"><text:s/></text:span>na ruch postępowy założono, że:</text:p>
      <text:list xml:id="list3702283231" text:style-name="L2">
        <text:list-item>
          <text:p text:style-name="P52">siła wypadkowa <draw:frame draw:style-name="fr1" draw:name="Object52" text:anchor-type="as-char" svg:y="-10.69pt" svg:width="20.24pt" svg:height="15.05pt" draw:z-index="50"><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52">wartość siły wypadkowej <text:span text:style-name="T22"><draw:frame draw:style-name="fr1" draw:name="Object53" text:anchor-type="as-char" svg:y="-10.69pt" svg:width="20.24pt" svg:height="15.05pt" draw:z-index="51"><draw:object xlink:href="./Object 53" xlink:type="simple" xlink:show="embed" xlink:actuate="onLoad"/><draw:image xlink:href="./ObjectReplacements/Object 53" xlink:type="simple" xlink:show="embed" xlink:actuate="onLoad"/></draw:frame></text:span>jest równa sumie składowych wektora <draw:frame draw:style-name="fr1" draw:name="Object54" text:anchor-type="as-char" svg:y="-10.69pt" svg:width="14.71pt" svg:height="13.24pt" draw:z-index="52"><draw:object xlink:href="./Object 54" xlink:type="simple" xlink:show="embed" xlink:actuate="onLoad"/><draw:image xlink:href="./ObjectReplacements/Object 54" xlink:type="simple" xlink:show="embed" xlink:actuate="onLoad"/></draw:frame>(x.x)</text:p>
        </text:list-item>
      </text:list>
      <text:p text:style-name="P25"><draw:frame draw:style-name="fr1" draw:name="Object55" text:anchor-type="as-char" svg:y="-10.69pt" svg:width="157.15pt" svg:height="15.05pt" draw:z-index="53"><draw:object xlink:href="./Object 55" xlink:type="simple" xlink:show="embed" xlink:actuate="onLoad"/><draw:image xlink:href="./ObjectReplacements/Object 55" xlink:type="simple" xlink:show="embed" xlink:actuate="onLoad"/></draw:frame></text:p>
      <text:p text:style-name="P53"><text:soft-page-break/>gdzie <draw:frame draw:style-name="fr1" draw:name="Object56" text:anchor-type="as-char" svg:y="-12.39pt" svg:width="51.56pt" svg:height="16.75pt" draw:z-index="54"><draw:object xlink:href="./Object 56" xlink:type="simple" xlink:show="embed" xlink:actuate="onLoad"/><draw:image xlink:href="./ObjectReplacements/Object 56" xlink:type="simple" xlink:show="embed" xlink:actuate="onLoad"/></draw:frame>- siła wypadkowa sił </text:p>
      <text:list xml:id="list125238850392863" text:continue-numbering="true" text:style-name="L2">
        <text:list-header>
          <text:p text:style-name="P52"/>
        </text:list-header>
      </text:list>
      <text:p text:style-name="P36"><text:span text:style-name="T59">D</text:span>ynamikę drona można przedstawić w postaci (x.x)</text:p>
      <text:p text:style-name="P35"/>
      <text:p text:style-name="P35"><draw:frame draw:style-name="fr2" draw:name="Object46" text:anchor-type="as-char" svg:y="-51.79pt" svg:width="183.46pt" svg:height="95.7pt" draw:z-index="45"><draw:object xlink:href="./Object 46" xlink:type="simple" xlink:show="embed" xlink:actuate="onLoad"/><draw:image xlink:href="./ObjectReplacements/Object 46" xlink:type="simple" xlink:show="embed" xlink:actuate="onLoad"/></draw:frame></text:p>
      <text:p text:style-name="P35"/>
      <text:p text:style-name="P3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1">Bibliography</text:p>
          </text:index-title>
          <text:p text:style-name="P20">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20">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1-03T12:52:08.911774517</dc:date>
    <meta:editing-duration>PT1H17M41S</meta:editing-duration>
    <meta:editing-cycles>11</meta:editing-cycles>
    <meta:generator>LibreOffice/7.3.7.2$Linux_X86_64 LibreOffice_project/30$Build-2</meta:generator>
    <meta:document-statistic meta:table-count="0" meta:image-count="0" meta:object-count="67" meta:page-count="11" meta:paragraph-count="88" meta:word-count="1635" meta:character-count="12584" meta:non-whitespace-character-count="11004"/>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1/content.xml><?xml version="1.0" encoding="utf-8"?>
<math xmlns="http://www.w3.org/1998/Math/MathML" display="block">
  <semantics>
    <mstyle mathvariant="bold">
      <mi>v</mi>
    </mstyle>
    <annotation encoding="StarMath 5.0">bold{ v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row>
            <mrow>
              <mtable>
                <mtr>
                  <mtd>
                    <msub>
                      <mi>x</mi>
                      <mn>4</mn>
                    </msub>
                  </mtd>
                </mtr>
                <mtr>
                  <mtd>
                    <msub>
                      <mi>x</mi>
                      <mn>5</mn>
                    </msub>
                  </mtd>
                </mtr>
                <mtr>
                  <mtd>
                    <msub>
                      <mi>x</mi>
                      <mn>6</mn>
                    </msub>
                  </mtd>
                </mtr>
                <mtr>
                  <mtd>
                    <mrow>
                      <mfrac>
                        <mn>1</mn>
                        <mi>m</mi>
                      </mfrac>
                      <mrow>
                        <mo fence="true" form="prefix" stretchy="false">[</mo>
                        <mrow>
                          <msub>
                            <mi>F</mi>
                            <mn>1</mn>
                          </msub>
                        </mrow>
                        <mo fence="true" form="postfix" stretchy="false">]</mo>
                      </mrow>
                    </mrow>
                  </mtd>
                </mtr>
                <mtr>
                  <mtd>
                    <mrow/>
                  </mtd>
                </mtr>
              </mtable>
              <msub>
                <mi>V</mi>
                <mi>z</mi>
              </msub>
            </mrow>
            <mrow/>
            <mi>φ</mi>
            <mrow/>
            <mi>θ</mi>
            <mrow/>
            <mi>ψ</mi>
            <mrow/>
            <msub>
              <mi>ω</mi>
              <mi>x</mi>
            </msub>
            <mrow/>
            <msub>
              <mi>ω</mi>
              <mi>y</mi>
            </msub>
            <mrow/>
            <msub>
              <mi>ω</mi>
              <mi>z</mi>
            </msub>
            <mrow/>
          </mrow>
        </mrow>
        <mo fence="true" form="postfix" stretchy="true">]</mo>
      </mrow>
    </mrow>
    <annotation encoding="StarMath 5.0">dot{ bold{x} } = left [ matrix {x_4 ## x_5 ## x_6 ## frac {1} {m}[F_1]  ## V_y # V_z # φ # θ # ψ # ω_x # ω_y # ω_z}  right ]</annotation>
  </semantics>
</math>
</file>

<file path=Object 47/content.xml><?xml version="1.0" encoding="utf-8"?>
<math xmlns="http://www.w3.org/1998/Math/MathML" display="block">
  <semantics>
    <mrow>
      <mstyle mathvariant="bold">
        <mi>K</mi>
      </mstyle>
      <mo stretchy="false">∈</mo>
      <msup>
        <mi mathvariant="normal">ℝ</mi>
        <mrow>
          <mn>4</mn>
          <mi>x</mi>
          <mn>4</mn>
        </mrow>
      </msup>
    </mrow>
    <annotation encoding="StarMath 5.0">bold { K } in setR ^ { 4 x 4 }</annotation>
  </semantics>
</math>
</file>

<file path=Object 48/content.xml><?xml version="1.0" encoding="utf-8"?>
<math xmlns="http://www.w3.org/1998/Math/MathML" display="block">
  <semantics>
    <mrow>
      <mrow>
        <mstyle mathvariant="bold">
          <msub>
            <mi>F</mi>
            <mi>v</mi>
          </msub>
        </mstyle>
        <mo stretchy="false">=</mo>
        <mstyle mathvariant="bold">
          <mi>K</mi>
        </mstyle>
      </mrow>
      <mstyle mathvariant="bold">
        <mi>u</mi>
      </mstyle>
    </mrow>
    <annotation encoding="StarMath 5.0">bold {F_v} = bold{K} bold{u} </annotation>
  </semantics>
</math>
</file>

<file path=Object 49/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